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2" style:family="graphic" style:parent-style-name="standard">
      <style:graphic-properties draw:stroke="none" draw:fill="hatch" draw:fill-hatch-name="Black_20_45_20_Degrees" draw:fill-hatch-solid="false" draw:textarea-horizontal-align="justify" draw:textarea-vertical-align="middle" draw:auto-grow-height="false" fo:min-height="0.417cm" fo:min-width="0.833cm"/>
    </style:style>
    <style:style style:name="gr3" style:family="graphic" style:parent-style-name="objectwithoutfill">
      <style:graphic-properties svg:stroke-width="0.15cm" draw:marker-start-width="0.655cm" draw:marker-end-width="0.655cm" draw:fill="none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5cm" draw:marker-end-width="0.5cm" svg:stroke-linecap="round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999999" draw:marker-start-width="0.515cm" draw:marker-end-width="0.51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 draw:shadow="visible" draw:shadow-offset-x="-0.1cm" draw:shadow-offset-y="0cm" draw:shadow-color="#ffffff"/>
    </style:style>
    <style:style style:name="gr8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 draw:shadow="visible" draw:shadow-offset-x="0.1cm" draw:shadow-offset-y="0cm" draw:shadow-color="#ffffff"/>
    </style:style>
    <style:style style:name="gr9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cm" fo:min-width="0cm" fo:padding-top="0.175cm" fo:padding-bottom="0.175cm" fo:padding-left="0.3cm" fo:padding-right="0.3cm" draw:shadow="visible" draw:shadow-offset-x="0cm" draw:shadow-offset-y="0.1cm" draw:shadow-color="#ffffff"/>
    </style:style>
    <style:style style:name="gr1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cm" fo:min-width="0cm" fo:padding-top="0.175cm" fo:padding-bottom="0.175cm" fo:padding-left="0.3cm" fo:padding-right="0.3cm" draw:shadow="visible" draw:shadow-offset-x="0cm" draw:shadow-offset-y="-0.1cm" draw:shadow-color="#ffffff"/>
    </style:style>
    <style:style style:name="P1" style:family="paragraph">
      <style:paragraph-properties fo:text-align="center"/>
    </style:style>
    <style:style style:name="P2" style:family="paragraph">
      <loext:graphic-properties draw:fill="hatch" draw:fill-hatch-name="Black_20_45_20_Degrees" draw:fill-hatch-solid="false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0.606cm" svg:height="0.372cm" svg:x="2.335cm" svg:y="2.34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g xml:id="id1" draw:id="id1">
          <draw:custom-shape draw:style-name="gr2" draw:text-style-name="P2" draw:layer="layout" svg:width="1.333cm" svg:height="0.667cm" svg:x="0.2cm" svg:y="3.66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0.2cm" svg:y1="3.669cm" svg:x2="1.533cm" svg:y2="3.669cm">
            <text:p/>
          </draw:line>
          <draw:custom-shape draw:style-name="gr4" draw:text-style-name="P3" draw:layer="layout" svg:width="0.667cm" svg:height="0.667cm" svg:x="0.533cm" svg:y="3.0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2" draw:id="id2">
          <draw:path draw:style-name="gr5" draw:text-style-name="P3" draw:layer="layout" svg:width="0.666cm" svg:height="2cm" svg:x="4.2cm" svg:y="3.002cm" svg:viewBox="0 0 667 2001" svg:d="M334 0v294zM1 412l332-118zM1 412l666 236zM1 883l666-235zM1 883l666 235zM1 1353l666-235zM333 2001v-294zM667 1589l-334 118zM666 1589l-666-236z">
            <text:p/>
          </draw:path>
          <draw:custom-shape draw:style-name="gr2" draw:text-style-name="P2" draw:layer="layout" svg:width="1.333cm" svg:height="0.667cm" svg:x="3.867cm" svg:y="4.97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3.867cm" svg:y1="4.978cm" svg:x2="5.2cm" svg:y2="4.978cm">
            <text:p/>
          </draw:line>
        </draw:g>
        <draw:path draw:style-name="gr5" draw:text-style-name="P3" xml:id="id4" draw:id="id4" draw:layer="layout" svg:width="0.666cm" svg:height="2cm" svg:x="8.2cm" svg:y="3.002cm" svg:viewBox="0 0 667 2001" svg:d="M334 0v294zM1 412l332-118zM1 412l666 236zM1 883l666-235zM1 883l666 235zM1 1353l666-235zM333 2001v-294zM667 1589l-334 118zM666 1589l-666-236z">
          <text:p/>
        </draw:path>
        <draw:g xml:id="id5" draw:id="id5">
          <draw:path draw:style-name="gr5" draw:text-style-name="P3" draw:layer="layout" svg:width="0.666cm" svg:height="2cm" svg:x="12.2cm" svg:y="4.987cm" svg:viewBox="0 0 667 2001" svg:d="M334 0v294zM1 412l332-118zM1 412l666 236zM1 883l666-235zM1 883l666 235zM1 1353l666-235zM333 2001v-294zM667 1589l-334 118zM666 1589l-666-236z">
            <text:p/>
          </draw:path>
          <draw:custom-shape draw:style-name="gr2" draw:text-style-name="P2" draw:layer="layout" svg:width="1.333cm" svg:height="0.667cm" svg:x="11.867cm" svg:y="6.96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1.867cm" svg:y1="6.963cm" svg:x2="13.2cm" svg:y2="6.963cm">
            <text:p/>
          </draw:line>
        </draw:g>
        <draw:path draw:style-name="gr5" draw:text-style-name="P3" xml:id="id3" draw:id="id3" draw:layer="layout" svg:width="0.666cm" svg:height="2cm" svg:x="8.2cm" svg:y="1cm" svg:viewBox="0 0 667 2001" svg:d="M334 0v294zM1 412l332-118zM1 412l666 236zM1 883l666-235zM1 883l666 235zM1 1353l666-235zM333 2001v-294zM667 1589l-334 118zM666 1589l-666-236z">
          <text:p/>
        </draw:path>
        <draw:connector draw:style-name="gr6" draw:text-style-name="P3" draw:layer="layout" draw:type="line" svg:x1="0.866cm" svg:y1="3.002cm" svg:x2="4.533cm" svg:y2="3.002cm" draw:start-shape="id1" draw:start-glue-point="0" draw:end-shape="id2" draw:end-glue-point="0" svg:d="M866 3002h3667" svg:viewBox="0 0 3668 1">
          <text:p/>
        </draw:connector>
        <draw:connector draw:style-name="gr6" draw:text-style-name="P3" draw:layer="layout" draw:type="line" svg:x1="4.533cm" svg:y1="3.002cm" svg:x2="8.533cm" svg:y2="3.001cm" draw:start-shape="id2" draw:start-glue-point="0" draw:end-shape="id3" draw:end-glue-point="2" svg:d="M4533 3002l4000-1" svg:viewBox="0 0 4001 2">
          <text:p/>
        </draw:connector>
        <draw:connector draw:style-name="gr6" draw:text-style-name="P3" draw:layer="layout" draw:type="line" svg:x1="8.533cm" svg:y1="5.003cm" svg:x2="12.533cm" svg:y2="4.987cm" draw:start-shape="id4" draw:start-glue-point="2" draw:end-shape="id5" draw:end-glue-point="0" svg:d="M8533 5003l4000-16" svg:viewBox="0 0 4001 17">
          <text:p/>
        </draw:connector>
        <draw:connector draw:style-name="gr6" draw:text-style-name="P3" draw:layer="layout" draw:type="line" svg:x1="12.2cm" svg:y1="1.001cm" svg:x2="8.533cm" svg:y2="1cm" draw:start-shape="id6" draw:start-glue-point="6" draw:end-shape="id3" draw:end-glue-point="0" svg:d="M12200 1001l-3667-1" svg:viewBox="0 0 3668 2">
          <text:p/>
        </draw:connector>
        <draw:g>
          <draw:g>
            <draw:line draw:style-name="gr7" draw:text-style-name="P3" draw:layer="layout" svg:x1="12.533cm" svg:y1="0.867cm" svg:x2="12.533cm" svg:y2="1.868cm">
              <text:p/>
            </draw:line>
            <draw:line draw:style-name="gr8" draw:text-style-name="P3" draw:layer="layout" svg:x1="12.533cm" svg:y1="1.868cm" svg:x2="12.533cm" svg:y2="0.867cm">
              <text:p/>
            </draw:line>
          </draw:g>
          <draw:custom-shape draw:style-name="gr9" draw:text-style-name="P3" xml:id="id6" draw:id="id6" draw:layer="layout" svg:width="0.667cm" svg:height="0.267cm" svg:x="12.2cm" svg:y="0.8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" draw:layer="layout" svg:width="0.667cm" svg:height="0.267cm" svg:x="12.2cm" svg:y="0.8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7" draw:text-style-name="P3" draw:layer="layout" svg:x1="12.533cm" svg:y1="0.2cm" svg:x2="12.533cm" svg:y2="1cm">
              <text:p/>
            </draw:line>
            <draw:line draw:style-name="gr8" draw:text-style-name="P3" draw:layer="layout" svg:x1="12.533cm" svg:y1="1cm" svg:x2="12.533cm" svg:y2="0.2cm">
              <text:p/>
            </draw:line>
          </draw:g>
        </draw:g>
        <draw:frame draw:style-name="gr1" draw:text-style-name="P1" draw:layer="layout" svg:width="0.622cm" svg:height="0.372cm" svg:x="6.135cm" svg:y="2.3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0.61cm" svg:height="0.372cm" svg:x="10.235cm" svg:y="0.34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0.593cm" svg:height="0.372cm" svg:x="10.235cm" svg:y="4.34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1" draw:layer="layout" svg:width="0.556cm" svg:height="0.53cm" svg:x="3.435cm" svg:y="3.84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1" draw:layer="layout" svg:width="0.577cm" svg:height="0.53cm" svg:x="7.435cm" svg:y="3.84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" draw:layer="layout" svg:width="0.565cm" svg:height="0.53cm" svg:x="7.435cm" svg:y="1.84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draw:layer="layout" svg:width="0.56cm" svg:height="0.53cm" svg:x="11.435cm" svg:y="5.84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" draw:layer="layout" svg:width="0.555cm" svg:height="0.53cm" svg:x="0.635cm" svg:y="2.24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1" draw:layer="layout" svg:width="0.564cm" svg:height="0.53cm" svg:x="12.236cm" svg:y="2.24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1" draw:layer="layout" svg:width="0.559cm" svg:height="0.53cm" svg:x="12.236cm" svg:y="4.24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1" draw:layer="layout" svg:width="0.56cm" svg:height="0.53cm" svg:x="4.236cm" svg:y="2.246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1" draw:layer="layout" svg:width="0.564cm" svg:height="0.53cm" svg:x="8.336cm" svg:y="5.14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4cm" fo:page-height="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0T12:49:47.105629649</meta:creation-date>
    <dc:date>2018-05-21T17:47:38.477806404</dc:date>
    <meta:editing-duration>PT32M35S</meta:editing-duration>
    <meta:editing-cycles>9</meta:editing-cycles>
    <meta:generator>LibreOffice/5.1.6.2$Linux_X86_64 LibreOffice_project/10m0$Build-2</meta:generator>
    <meta:document-statistic meta:object-count="40"/>
  </office:meta>
</office:document-meta>
</file>

<file path=Object 1/content.xml><?xml version="1.0" encoding="utf-8"?>
<math xmlns="http://www.w3.org/1998/Math/MathML" display="block">
  <semantics>
    <msub>
      <mi mathvariant="normal">γ</mi>
      <mn>1</mn>
    </msub>
    <annotation encoding="StarMath 5.0">%gamma_1</annotation>
  </semantics>
</math>
</file>

<file path=Object 10/content.xml><?xml version="1.0" encoding="utf-8"?>
<math xmlns="http://www.w3.org/1998/Math/MathML" display="block">
  <semantics>
    <msub>
      <mi>b</mi>
      <mn>3</mn>
    </msub>
    <annotation encoding="StarMath 5.0">b_3</annotation>
  </semantics>
</math>
</file>

<file path=Object 11/content.xml><?xml version="1.0" encoding="utf-8"?>
<math xmlns="http://www.w3.org/1998/Math/MathML" display="block">
  <semantics>
    <msub>
      <mi>b</mi>
      <mn>2</mn>
    </msub>
    <annotation encoding="StarMath 5.0">b_2</annotation>
  </semantics>
</math>
</file>

<file path=Object 12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13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2/content.xml><?xml version="1.0" encoding="utf-8"?>
<math xmlns="http://www.w3.org/1998/Math/MathML" display="block">
  <semantics>
    <msub>
      <mi mathvariant="normal">γ</mi>
      <mn>4</mn>
    </msub>
    <annotation encoding="StarMath 5.0">%gamma_4</annotation>
  </semantics>
</math>
</file>

<file path=Object 3/content.xml><?xml version="1.0" encoding="utf-8"?>
<math xmlns="http://www.w3.org/1998/Math/MathML" display="block">
  <semantics>
    <msub>
      <mi mathvariant="normal">γ</mi>
      <mn>3</mn>
    </msub>
    <annotation encoding="StarMath 5.0">%gamma_3
</annotation>
  </semantics>
</math>
</file>

<file path=Object 4/content.xml><?xml version="1.0" encoding="utf-8"?>
<math xmlns="http://www.w3.org/1998/Math/MathML" display="block">
  <semantics>
    <msub>
      <mi mathvariant="normal">γ</mi>
      <mn>2</mn>
    </msub>
    <annotation encoding="StarMath 5.0">%gamma_2</annotation>
  </semantics>
</math>
</file>

<file path=Object 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6/content.xml><?xml version="1.0" encoding="utf-8"?>
<math xmlns="http://www.w3.org/1998/Math/MathML" display="block">
  <semantics>
    <msub>
      <mi>k</mi>
      <mn>4</mn>
    </msub>
    <annotation encoding="StarMath 5.0">k_4</annotation>
  </semantics>
</math>
</file>

<file path=Object 7/content.xml><?xml version="1.0" encoding="utf-8"?>
<math xmlns="http://www.w3.org/1998/Math/MathML" display="block">
  <semantics>
    <msub>
      <mi>k</mi>
      <mn>3</mn>
    </msub>
    <annotation encoding="StarMath 5.0">k_3</annotation>
  </semantics>
</math>
</file>

<file path=Object 8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9/content.xml><?xml version="1.0" encoding="utf-8"?>
<math xmlns="http://www.w3.org/1998/Math/MathML" display="block">
  <semantics>
    <msub>
      <mi>b</mi>
      <mn>1</mn>
    </msub>
    <annotation encoding="StarMath 5.0">b_1</annotation>
  </semantics>
</math>
</file>